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d5a" officeooo:paragraph-rsid="000ead5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0ead5a" officeooo:paragraph-rsid="000ead5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f8d3a" officeooo:paragraph-rsid="000f8d3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1fed0" officeooo:paragraph-rsid="0011fed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86cc" officeooo:paragraph-rsid="001386c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85ff0" officeooo:paragraph-rsid="00185ff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99f85" officeooo:paragraph-rsid="00199f85" style:font-weight-asian="bold" style:font-weight-complex="bold"/>
    </style:style>
    <style:style style:name="T1" style:family="text">
      <style:text-properties officeooo:rsid="0011fed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3 25/09/2017:</text:p>
      <text:p text:style-name="P2"/>
      <text:p text:style-name="P3">${} = <text:s/>expression <text:span text:style-name="T1">language, alleen te gebruiken als java klasse een JavaBean is</text:span></text:p>
      <text:p text:style-name="P3"/>
      <text:p text:style-name="P4">JavaBean: public constructor en Getters en Setters</text:p>
      <text:p text:style-name="P4"/>
      <text:p text:style-name="P5">Expression Language:</text:p>
      <text:p text:style-name="P5"/>
      <text:p text:style-name="P5">- country.getVotes = ${country[“votes”]}</text:p>
      <text:p text:style-name="P6">- voor parameter: ${param.votes}</text:p>
      <text:p text:style-name="P6"/>
      <text:p text:style-name="P7">Examenvraag:<text:span text:style-name="T2"> Geef de verschillende syntax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0:35:21.499664508</meta:creation-date>
    <dc:date>2017-09-25T11:29:53.159458394</dc:date>
    <meta:editing-duration>PT33M22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1" meta:paragraph-count="7" meta:word-count="37" meta:character-count="280" meta:non-whitespace-character-count="249"/>
  </office:meta>
</office:document-meta>
</file>